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627" officeooo:paragraph-rsid="00097627"/>
    </style:style>
    <style:style style:name="P2" style:family="paragraph" style:parent-style-name="Standard">
      <style:text-properties officeooo:rsid="000c2aa8" officeooo:paragraph-rsid="000c2aa8"/>
    </style:style>
    <style:style style:name="P3" style:family="paragraph" style:parent-style-name="Standard">
      <style:text-properties officeooo:rsid="0013b2b9" officeooo:paragraph-rsid="0013b2b9"/>
    </style:style>
    <style:style style:name="P4" style:family="paragraph" style:parent-style-name="Standard">
      <style:text-properties officeooo:rsid="0017424a" officeooo:paragraph-rsid="001a18e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T1" style:family="text">
      <style:text-properties fo:color="#7f0055" style:font-name="Courier New" fo:font-size="10pt" fo:font-weight="bold" style:font-size-asian="10pt" style:font-weight-asian="bold"/>
    </style:style>
    <style:style style:name="T2" style:family="text">
      <style:text-properties fo:color="#7f0055" style:font-name="Courier New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5" style:family="text">
      <style:text-properties fo:color="#000000" style:font-name="Courier New" fo:font-size="10pt" fo:font-style="italic" style:font-size-asian="10pt" style:font-style-asian="italic"/>
    </style:style>
    <style:style style:name="T6" style:family="text">
      <style:text-properties fo:color="#000000" style:font-name="Courier New" fo:font-size="10pt" fo:font-style="italic" style:text-underline-style="solid" style:text-underline-width="auto" style:text-underline-color="font-color" style:font-size-asian="10pt" style:font-style-asian="italic"/>
    </style:style>
    <style:style style:name="T7" style:family="text">
      <style:text-properties fo:color="#3f7f5f" style:font-name="Courier New" fo:font-size="10pt" style:font-size-asian="10pt"/>
    </style:style>
    <style:style style:name="T8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9" style:family="text">
      <style:text-properties fo:color="#6a3e3e" style:font-name="Courier New" fo:font-size="10pt" style:font-size-asian="10pt"/>
    </style:style>
    <style:style style:name="T10" style:family="text">
      <style:text-properties fo:color="#6a3e3e" style:font-name="Courier New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T12" style:family="text">
      <style:text-properties fo:color="#2a00ff" style:font-name="Courier New" fo:font-size="10pt" style:font-size-asian="10pt"/>
    </style:style>
    <style:style style:name="T13" style:family="text">
      <style:text-properties fo:color="#7f9fbf" style:font-name="Courier New" fo:font-size="10pt" fo:font-weight="bold" style:font-size-asian="10pt" style:font-weight-asian="bold"/>
    </style:style>
    <style:style style:name="T14" style:family="text">
      <style:text-properties officeooo:rsid="000e1e0a"/>
    </style:style>
    <style:style style:name="T15" style:family="text">
      <style:text-properties officeooo:rsid="0014e542"/>
    </style:style>
    <style:style style:name="T16" style:family="text">
      <style:text-properties officeooo:rsid="0018b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Calculadora básica</text:p>
      <text:p text:style-name="P1"><text:span text:style-name="T1"/></text:p>
      <text:p text:style-name="P1"><text:span text:style-name="T1">package</text:span><text:span text:style-name="T3"> calculator;</text:span></text:p>
      <text:p text:style-name="P6"/>
      <text:p text:style-name="P5"><text:span text:style-name="T1">import</text:span><text:span text:style-name="T3"> java.util.Scanner;</text:span></text:p>
      <text:p text:style-name="P6"/>
      <text:p text:style-name="P5"><text:span text:style-name="T1">class</text:span><text:span text:style-name="T3"> Calculator{</text:span></text:p>
      <text:p text:style-name="P5"><text:span text:style-name="T3"><text:tab/></text:span></text:p>
      <text:p text:style-name="P5"><text:span text:style-name="T3"><text:tab/></text:span><text:span text:style-name="T7">// sum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add(</text:span><text:span text:style-name="T1">int</text:span><text:span text:style-name="T3"> </text:span><text:span text:style-name="T9">n1</text:span><text:span text:style-name="T3">, </text:span><text:span text:style-name="T1">int</text:span><text:span text:style-name="T3"> </text:span><text:span text:style-name="T9">n2</text:span><text:span text:style-name="T3">){</text:span></text:p>
      <text:p text:style-name="P5"><text:span text:style-name="T3"><text:tab/><text:tab/></text:span><text:span text:style-name="T1">int</text:span><text:span text:style-name="T3"> </text:span><text:span text:style-name="T9">result</text:span><text:span text:style-name="T3"> = </text:span><text:span text:style-name="T9">n1</text:span><text:span text:style-name="T3"> + </text:span><text:span text:style-name="T9">n2</text:span><text:span text:style-name="T3">;</text:span></text:p>
      <text:p text:style-name="P5"><text:span text:style-name="T3"><text:tab/><text:tab/>System.</text:span><text:span text:style-name="T11">out</text:span><text:span text:style-name="T3">.println(</text:span><text:span text:style-name="T9">n1</text:span><text:span text:style-name="T3"> + </text:span><text:span text:style-name="T12">" + "</text:span><text:span text:style-name="T3"> + </text:span><text:span text:style-name="T9">n2</text:span><text:span text:style-name="T3"> + </text:span><text:span text:style-name="T12">" = "</text:span><text:span text:style-name="T3"> + </text:span><text:span text:style-name="T9">result</text:span><text:span text:style-name="T3">);</text:span></text:p>
      <text:p text:style-name="P5"><text:span text:style-name="T3"><text:tab/>}</text:span></text:p>
      <text:p text:style-name="P5"><text:span text:style-name="T3"><text:tab/></text:span></text:p>
      <text:p text:style-name="P5"><text:span text:style-name="T3"><text:tab/></text:span><text:span text:style-name="T7">//</text:span><text:span text:style-name="T8">subract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subtract(</text:span><text:span text:style-name="T1">int</text:span><text:span text:style-name="T3"> </text:span><text:span text:style-name="T9">n1</text:span><text:span text:style-name="T3">, </text:span><text:span text:style-name="T1">int</text:span><text:span text:style-name="T3"> </text:span><text:span text:style-name="T9">n2</text:span><text:span text:style-name="T3">){</text:span></text:p>
      <text:p text:style-name="P5"><text:span text:style-name="T3"><text:tab/><text:tab/></text:span><text:span text:style-name="T1">int</text:span><text:span text:style-name="T3"> <text:s/></text:span><text:span text:style-name="T9">result</text:span><text:span text:style-name="T3"> = </text:span><text:span text:style-name="T9">n1</text:span><text:span text:style-name="T3"> - </text:span><text:span text:style-name="T9">n2</text:span><text:span text:style-name="T3">;</text:span></text:p>
      <text:p text:style-name="P5"><text:span text:style-name="T3"><text:tab/><text:tab/>System.</text:span><text:span text:style-name="T11">out</text:span><text:span text:style-name="T3">.println(</text:span><text:span text:style-name="T9">n1</text:span><text:span text:style-name="T3"> + </text:span><text:span text:style-name="T12">" - "</text:span><text:span text:style-name="T3"> + </text:span><text:span text:style-name="T9">n2</text:span><text:span text:style-name="T3"> + </text:span><text:span text:style-name="T12">" = "</text:span><text:span text:style-name="T3"> + </text:span><text:span text:style-name="T9">result</text:span><text:span text:style-name="T3">);</text:span></text:p>
      <text:p text:style-name="P5"><text:span text:style-name="T3"><text:tab/>}</text:span></text:p>
      <text:p text:style-name="P5"><text:span text:style-name="T3"><text:tab/></text:span></text:p>
      <text:p text:style-name="P5"><text:span text:style-name="T3"><text:tab/></text:span><text:span text:style-name="T7">//multiply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ultiply(</text:span><text:span text:style-name="T1">int</text:span><text:span text:style-name="T3"> </text:span><text:span text:style-name="T9">n1</text:span><text:span text:style-name="T3">, </text:span><text:span text:style-name="T1">int</text:span><text:span text:style-name="T3"> </text:span><text:span text:style-name="T9">n2</text:span><text:span text:style-name="T3">){</text:span></text:p>
      <text:p text:style-name="P5"><text:span text:style-name="T3"><text:tab/><text:tab/></text:span><text:span text:style-name="T1">int</text:span><text:span text:style-name="T3"> </text:span><text:span text:style-name="T9">result</text:span><text:span text:style-name="T3"> = </text:span><text:span text:style-name="T9">n1</text:span><text:span text:style-name="T3"> * </text:span><text:span text:style-name="T9">n2</text:span><text:span text:style-name="T3">;</text:span></text:p>
      <text:p text:style-name="P5"><text:span text:style-name="T3"><text:tab/><text:tab/>System.</text:span><text:span text:style-name="T11">out</text:span><text:span text:style-name="T3">.println(</text:span><text:span text:style-name="T9">n1</text:span><text:span text:style-name="T3"> + </text:span><text:span text:style-name="T12">" * "</text:span><text:span text:style-name="T3"> + </text:span><text:span text:style-name="T9">n2</text:span><text:span text:style-name="T3"> + </text:span><text:span text:style-name="T12">" = "</text:span><text:span text:style-name="T3"> + </text:span><text:span text:style-name="T9">result</text:span><text:span text:style-name="T3">);</text:span></text:p>
      <text:p text:style-name="P5"><text:span text:style-name="T3"><text:tab/>}</text:span></text:p>
      <text:p text:style-name="P5"><text:span text:style-name="T3"><text:tab/></text:span></text:p>
      <text:p text:style-name="P5"><text:span text:style-name="T3"><text:tab/></text:span><text:span text:style-name="T7">//divide</text:span></text:p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divide(</text:span><text:span text:style-name="T1">double</text:span><text:span text:style-name="T3"> </text:span><text:span text:style-name="T9">n1</text:span><text:span text:style-name="T3">, </text:span><text:span text:style-name="T1">double</text:span><text:span text:style-name="T3"> </text:span><text:span text:style-name="T9">n2</text:span><text:span text:style-name="T3">){</text:span></text:p>
      <text:p text:style-name="P5"><text:span text:style-name="T3"><text:tab/><text:tab/></text:span><text:span text:style-name="T1">double</text:span><text:span text:style-name="T3"> </text:span><text:span text:style-name="T9">result</text:span><text:span text:style-name="T3"> = </text:span><text:span text:style-name="T9">n1</text:span><text:span text:style-name="T3"> / </text:span><text:span text:style-name="T9">n2</text:span><text:span text:style-name="T3">;</text:span></text:p>
      <text:p text:style-name="P5"><text:span text:style-name="T3"><text:tab/><text:tab/>System.</text:span><text:span text:style-name="T11">out</text:span><text:span text:style-name="T3">.println(</text:span><text:span text:style-name="T9">n1</text:span><text:span text:style-name="T3"> + </text:span><text:span text:style-name="T12">" / "</text:span><text:span text:style-name="T3"> + </text:span><text:span text:style-name="T9">n2</text:span><text:span text:style-name="T3"> + </text:span><text:span text:style-name="T12">" = "</text:span><text:span text:style-name="T3"> + </text:span><text:span text:style-name="T9">result</text:span><text:span text:style-name="T3">);</text:span></text:p>
      <text:p text:style-name="P5"><text:span text:style-name="T3"><text:tab/>}</text:span></text:p>
      <text:p text:style-name="P5"><text:span text:style-name="T3">}</text:span></text:p>
      <text:p text:style-name="P6"/>
      <text:p text:style-name="P6"/>
      <text:p text:style-name="P5"><text:span text:style-name="T1">public</text:span><text:span text:style-name="T3"> </text:span><text:span text:style-name="T1">class</text:span><text:span text:style-name="T3"> main {</text:span></text:p>
      <text:p text:style-name="P6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5"><text:span text:style-name="T3"><text:tab/><text:tab/></text:span><text:span text:style-name="T7">// </text:span><text:span text:style-name="T13">TODO</text:span><text:span text:style-name="T7"> Auto-generated method stub</text:span></text:p>
      <text:p text:style-name="P5"><text:span text:style-name="T3"><text:tab/><text:tab/></text:span><text:span text:style-name="T1">int</text:span><text:span text:style-name="T3"> </text:span><text:span text:style-name="T9">n1</text:span><text:span text:style-name="T3"> =0;</text:span></text:p>
      <text:p text:style-name="P5"><text:span text:style-name="T3"><text:tab/><text:tab/></text:span><text:span text:style-name="T1">int</text:span><text:span text:style-name="T3"> </text:span><text:span text:style-name="T9">n2</text:span><text:span text:style-name="T3"> = 0;</text:span></text:p>
      <text:p text:style-name="P5"><text:span text:style-name="T3"><text:tab/><text:tab/></text:span><text:span text:style-name="T1">double</text:span><text:span text:style-name="T3"> </text:span><text:span text:style-name="T9">dn1</text:span><text:span text:style-name="T3"> = 0;</text:span></text:p>
      <text:p text:style-name="P5"><text:span text:style-name="T3"><text:tab/><text:tab/></text:span><text:span text:style-name="T1">double</text:span><text:span text:style-name="T3"> </text:span><text:span text:style-name="T9">dn2</text:span><text:span text:style-name="T3"> = 0;</text:span></text:p>
      <text:p text:style-name="P5"><text:span text:style-name="T3"><text:tab/><text:tab/>Calculator </text:span><text:span text:style-name="T9">calculator</text:span><text:span text:style-name="T3"> = </text:span><text:span text:style-name="T1">new</text:span><text:span text:style-name="T3"> Calculator();</text:span></text:p>
      <text:p text:style-name="P5"><text:span text:style-name="T3"><text:tab/><text:tab/></text:span></text:p>
      <text:p text:style-name="P5"><text:span text:style-name="T3"><text:tab/><text:tab/>Scanner </text:span><text:span text:style-name="T10">sc</text:span><text:span text:style-name="T3"> = </text:span><text:span text:style-name="T1">new</text:span><text:span text:style-name="T3"> Scanner(System.</text:span><text:span text:style-name="T11">in</text:span><text:span text:style-name="T3">); <text:s text:c="3"/></text:span></text:p>
      <text:p text:style-name="P5"><text:span text:style-name="T3"><text:tab/><text:tab/></text:span></text:p>
      <text:p text:style-name="P5"><text:span text:style-name="T3"><text:tab/> <text:s text:c="3"/>String </text:span><text:span text:style-name="T9">entrada</text:span><text:span text:style-name="T3">;</text:span></text:p>
      <text:p text:style-name="P5"><text:span text:style-name="T3"><text:tab/> <text:s text:c="3"/></text:span></text:p>
      <text:p text:style-name="P5"><text:span text:style-name="T3"><text:tab/> <text:s text:c="3"/>System.</text:span><text:span text:style-name="T11">out</text:span><text:span text:style-name="T3">.println(</text:span><text:span text:style-name="T12">"Digite o primeiro numero: "</text:span><text:span text:style-name="T3">);</text:span></text:p>
      <text:p text:style-name="P5"><text:span text:style-name="T3"><text:tab/> <text:s text:c="3"/></text:span><text:span text:style-name="T9">entrada</text:span><text:span text:style-name="T3"> = </text:span><text:span text:style-name="T9">sc</text:span><text:span text:style-name="T3">.nextLine();</text:span></text:p>
      <text:p text:style-name="P5"><text:span text:style-name="T3"><text:tab/> <text:s text:c="3"/></text:span><text:span text:style-name="T9">n1</text:span><text:span text:style-name="T3"> = Integer.</text:span><text:span text:style-name="T5">parseInt</text:span><text:span text:style-name="T3">(</text:span><text:span text:style-name="T9">entrada</text:span><text:span text:style-name="T3">);</text:span></text:p>
      <text:p text:style-name="P5"><text:span text:style-name="T3"><text:tab/> <text:s text:c="3"/></text:span><text:span text:style-name="T9">dn1</text:span><text:span text:style-name="T3"> = Double.</text:span><text:span text:style-name="T5">parseDouble</text:span><text:span text:style-name="T3">(</text:span><text:span text:style-name="T9">entrada</text:span><text:span text:style-name="T3">);</text:span></text:p>
      <text:p text:style-name="P5"><text:span text:style-name="T3"><text:tab/> <text:s text:c="3"/></text:span></text:p>
      <text:p text:style-name="P5"><text:span text:style-name="T3"><text:tab/> <text:s text:c="3"/>System.</text:span><text:span text:style-name="T11">out</text:span><text:span text:style-name="T3">.print(</text:span><text:span text:style-name="T12">"Digite o segundo número: "</text:span><text:span text:style-name="T3">);</text:span></text:p>
      <text:p text:style-name="P5"><text:span text:style-name="T3"><text:tab/> <text:s text:c="3"/></text:span><text:span text:style-name="T9">entrada</text:span><text:span text:style-name="T3"> = </text:span><text:span text:style-name="T9">sc</text:span><text:span text:style-name="T3">.nextLine();</text:span></text:p>
      <text:p text:style-name="P5"><text:span text:style-name="T3"><text:tab/> <text:s text:c="3"/></text:span><text:span text:style-name="T9">n2</text:span><text:span text:style-name="T3"> = Integer.</text:span><text:span text:style-name="T5">parseInt</text:span><text:span text:style-name="T3">(</text:span><text:span text:style-name="T9">entrada</text:span><text:span text:style-name="T3">);</text:span></text:p>
      <text:p text:style-name="P5"><text:span text:style-name="T3"><text:tab/> <text:s text:c="3"/></text:span><text:span text:style-name="T9">dn2</text:span><text:span text:style-name="T3"> = Double.</text:span><text:span text:style-name="T5">parseDouble</text:span><text:span text:style-name="T3">(</text:span><text:span text:style-name="T9">entrada</text:span><text:span text:style-name="T3">);</text:span></text:p>
      <text:p text:style-name="P5"><text:span text:style-name="T3"><text:tab/> <text:s text:c="3"/></text:span></text:p>
      <text:p text:style-name="P5"><text:span text:style-name="T3"><text:tab/> <text:s text:c="3"/></text:span><text:span text:style-name="T10">calculator</text:span><text:span text:style-name="T4">.</text:span><text:span text:style-name="T6">add</text:span><text:span text:style-name="T4">(</text:span><text:span text:style-name="T10">n1</text:span><text:span text:style-name="T4">, </text:span><text:span text:style-name="T10">n2</text:span><text:span text:style-name="T4">)</text:span><text:span text:style-name="T3">;</text:span></text:p>
      <text:p text:style-name="P5"><text:span text:style-name="T3"><text:tab/> <text:s text:c="3"/></text:span><text:span text:style-name="T10">calculator</text:span><text:span text:style-name="T4">.</text:span><text:span text:style-name="T6">subtract</text:span><text:span text:style-name="T4">(</text:span><text:span text:style-name="T10">n1</text:span><text:span text:style-name="T4">, </text:span><text:span text:style-name="T10">n2</text:span><text:span text:style-name="T4">)</text:span><text:span text:style-name="T3">;</text:span></text:p>
      <text:p text:style-name="P5"><text:span text:style-name="T3"><text:tab/> <text:s text:c="3"/></text:span><text:span text:style-name="T10">calculator</text:span><text:span text:style-name="T4">.</text:span><text:span text:style-name="T6">multiply</text:span><text:span text:style-name="T4">(</text:span><text:span text:style-name="T10">n1</text:span><text:span text:style-name="T4">, </text:span><text:span text:style-name="T10">n2</text:span><text:span text:style-name="T4">)</text:span><text:span text:style-name="T3">;</text:span></text:p>
      <text:p text:style-name="P5"><text:span text:style-name="T3"><text:tab/> <text:s text:c="3"/></text:span><text:span text:style-name="T10">calculator</text:span><text:span text:style-name="T4">.</text:span><text:span text:style-name="T6">divide</text:span><text:span text:style-name="T4">(</text:span><text:span text:style-name="T10">dn1</text:span><text:span text:style-name="T4">, </text:span><text:span text:style-name="T10">dn2</text:span><text:span text:style-name="T4">)</text:span><text:span text:style-name="T3">;</text:span></text:p>
      <text:p text:style-name="P5"><text:span text:style-name="T3"><text:tab/> <text:s text:c="3"/></text:span></text:p>
      <text:p text:style-name="P5"><text:soft-page-break/><text:span text:style-name="T3"><text:tab/> <text:s text:c="3"/></text:span></text:p>
      <text:p text:style-name="P5"><text:span text:style-name="T3"><text:tab/> <text:s text:c="3"/></text:span></text:p>
      <text:p text:style-name="P5"><text:span text:style-name="T3"><text:tab/>}</text:span></text:p>
      <text:p text:style-name="P6"/>
      <text:p text:style-name="P7"><text:span text:style-name="T3">}</text:span></text:p>
      <text:p text:style-name="P1"/>
      <text:p text:style-name="P2">2 – Gerar um arquivo .txt <text:span text:style-name="T14">(o arquivo fica na pasta do projeto)</text:span></text:p>
      <text:p text:style-name="P2"><text:span text:style-name="T1">package</text:span><text:span text:style-name="T3"> generateTXTFile;</text:span></text:p>
      <text:p text:style-name="P6"/>
      <text:p text:style-name="P5"><text:span text:style-name="T1">import</text:span><text:span text:style-name="T3"> java.io.BufferedReader;</text:span></text:p>
      <text:p text:style-name="P5"><text:span text:style-name="T1">import</text:span><text:span text:style-name="T3"> java.io.FileWriter;</text:span></text:p>
      <text:p text:style-name="P5"><text:span text:style-name="T1">import</text:span><text:span text:style-name="T3"> java.io.IOException;</text:span></text:p>
      <text:p text:style-name="P5"><text:span text:style-name="T1">import</text:span><text:span text:style-name="T3"> java.io.InputStreamReader;</text:span></text:p>
      <text:p text:style-name="P5"><text:span text:style-name="T1">import</text:span><text:span text:style-name="T3"> java.io.PrintWriter;</text:span></text:p>
      <text:p text:style-name="P6"/>
      <text:p text:style-name="P5"><text:span text:style-name="T1">public</text:span><text:span text:style-name="T3"> </text:span><text:span text:style-name="T1">class</text:span><text:span text:style-name="T3"> main {</text:span></text:p>
      <text:p text:style-name="P6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5"><text:span text:style-name="T3"><text:tab/><text:tab/></text:span><text:span text:style-name="T7">// </text:span><text:span text:style-name="T13">TODO</text:span><text:span text:style-name="T7"> Auto-generated method stub</text:span></text:p>
      <text:p text:style-name="P5"><text:span text:style-name="T3"><text:tab/><text:tab/></text:span></text:p>
      <text:p text:style-name="P5"><text:span text:style-name="T3"><text:tab/><text:tab/>System.</text:span><text:span text:style-name="T11">out</text:span><text:span text:style-name="T3">.print(</text:span><text:span text:style-name="T12">"Digite algo"</text:span><text:span text:style-name="T3">);</text:span></text:p>
      <text:p text:style-name="P5"><text:span text:style-name="T3"><text:tab/><text:tab/></text:span></text:p>
      <text:p text:style-name="P5"><text:span text:style-name="T3"><text:tab/><text:tab/></text:span><text:span text:style-name="T1">try</text:span><text:span text:style-name="T3"> {</text:span></text:p>
      <text:p text:style-name="P5"><text:span text:style-name="T3"><text:tab/><text:tab/> <text:s text:c="5"/></text:span><text:span text:style-name="T7">//create a buffered reader that connects to the console, we use it so we can read lines</text:span></text:p>
      <text:p text:style-name="P5"><text:span text:style-name="T3"><text:tab/><text:tab/> <text:s text:c="5"/>BufferedReader </text:span><text:span text:style-name="T9">in</text:span><text:span text:style-name="T3"> = </text:span><text:span text:style-name="T1">new</text:span><text:span text:style-name="T3"> BufferedReader(</text:span><text:span text:style-name="T1">new</text:span><text:span text:style-name="T3"> InputStreamReader(System.</text:span><text:span text:style-name="T11">in</text:span><text:span text:style-name="T3">));</text:span></text:p>
      <text:p text:style-name="P6"/>
      <text:p text:style-name="P5"><text:span text:style-name="T3"><text:tab/><text:tab/> <text:s text:c="5"/></text:span><text:span text:style-name="T7">//read a line from the console</text:span></text:p>
      <text:p text:style-name="P5"><text:span text:style-name="T3"><text:tab/><text:tab/> <text:s text:c="5"/>String </text:span><text:span text:style-name="T9">lineFromInput</text:span><text:span text:style-name="T3"> = </text:span><text:span text:style-name="T9">in</text:span><text:span text:style-name="T3">.readLine();</text:span></text:p>
      <text:p text:style-name="P6"/>
      <text:p text:style-name="P5"><text:span text:style-name="T3"><text:tab/><text:tab/> <text:s text:c="5"/></text:span><text:span text:style-name="T7">//create an print writer for writing to a file</text:span></text:p>
      <text:p text:style-name="P5"><text:span text:style-name="T3"><text:tab/><text:tab/> <text:s text:c="5"/>PrintWriter </text:span><text:span text:style-name="T9">out</text:span><text:span text:style-name="T3"> = </text:span><text:span text:style-name="T1">new</text:span><text:span text:style-name="T3"> PrintWriter(</text:span><text:span text:style-name="T1">new</text:span><text:span text:style-name="T3"> FileWriter(</text:span><text:span text:style-name="T12">"output.txt"</text:span><text:span text:style-name="T3">));</text:span></text:p>
      <text:p text:style-name="P6"/>
      <text:p text:style-name="P5"><text:span text:style-name="T3"><text:tab/><text:tab/> <text:s text:c="5"/></text:span><text:span text:style-name="T7">//output to the file a line</text:span></text:p>
      <text:p text:style-name="P5"><text:span text:style-name="T3"><text:tab/><text:tab/> <text:s text:c="5"/></text:span><text:span text:style-name="T9">out</text:span><text:span text:style-name="T3">.println(</text:span><text:span text:style-name="T9">lineFromInput</text:span><text:span text:style-name="T3">);</text:span></text:p>
      <text:p text:style-name="P6"/>
      <text:p text:style-name="P5"><text:span text:style-name="T3"><text:tab/><text:tab/> <text:s text:c="5"/></text:span><text:span text:style-name="T7">//close the file (VERY IMPORTANT!)</text:span></text:p>
      <text:p text:style-name="P5"><text:span text:style-name="T3"><text:tab/><text:tab/> <text:s text:c="5"/></text:span><text:span text:style-name="T9">out</text:span><text:span text:style-name="T3">.close();</text:span></text:p>
      <text:p text:style-name="P5"><text:span text:style-name="T3"><text:tab/><text:tab/> <text:s text:c="2"/>}</text:span></text:p>
      <text:p text:style-name="P5"><text:span text:style-name="T3"><text:tab/><text:tab/> <text:s text:c="5"/></text:span><text:span text:style-name="T1">catch</text:span><text:span text:style-name="T3">(IOException </text:span><text:span text:style-name="T9">e1</text:span><text:span text:style-name="T3">) {</text:span></text:p>
      <text:p text:style-name="P5"><text:span text:style-name="T3"><text:tab/><text:tab/> <text:s text:c="7"/>System.</text:span><text:span text:style-name="T11">out</text:span><text:span text:style-name="T3">.println(</text:span><text:span text:style-name="T12">"Error during reading/writing"</text:span><text:span text:style-name="T3">);</text:span></text:p>
      <text:p text:style-name="P5"><text:span text:style-name="T3"><text:tab/><text:tab/> <text:s text:c="2"/>}</text:span></text:p>
      <text:p text:style-name="P5"><text:span text:style-name="T3"><text:tab/>}</text:span></text:p>
      <text:p text:style-name="P6"/>
      <text:p text:style-name="P7"><text:span text:style-name="T3">}</text:span></text:p>
      <text:p text:style-name="P2"/>
      <text:p text:style-name="P3">3 – Ler o arquivo .txt que foi gerado no <text:span text:style-name="T15">exercício</text:span> anterior <text:span text:style-name="T15">(coloque o txt na pasta raiz do projeto)</text:span></text:p>
      <text:p text:style-name="P3"><text:span text:style-name="T1">package</text:span><text:span text:style-name="T3"> readTXTFile;</text:span></text:p>
      <text:p text:style-name="P6"/>
      <text:p text:style-name="P5"><text:span text:style-name="T1">import</text:span><text:span text:style-name="T3"> java.io.BufferedInputStream;</text:span></text:p>
      <text:p text:style-name="P5"><text:span text:style-name="T1">import</text:span><text:span text:style-name="T3"> java.io.FileInputStream;</text:span></text:p>
      <text:p text:style-name="P5"><text:span text:style-name="T1">import</text:span><text:span text:style-name="T3"> </text:span><text:span text:style-name="T4">java.io.FileNotFoundException</text:span><text:span text:style-name="T3">;</text:span></text:p>
      <text:p text:style-name="P5"><text:span text:style-name="T1">import</text:span><text:span text:style-name="T3"> java.io.IOException;</text:span></text:p>
      <text:p text:style-name="P5"><text:span text:style-name="T1">import</text:span><text:span text:style-name="T3"> java.io.InputStream;</text:span></text:p>
      <text:p text:style-name="P6"/>
      <text:p text:style-name="P5"><text:span text:style-name="T1">public</text:span><text:span text:style-name="T3"> </text:span><text:span text:style-name="T1">class</text:span><text:span text:style-name="T3"> main {</text:span></text:p>
      <text:p text:style-name="P6"/>
      <text:p text:style-name="P5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 </text:span><text:span text:style-name="T2">throws</text:span><text:span text:style-name="T4"> IOException</text:span><text:span text:style-name="T3"> {</text:span></text:p>
      <text:p text:style-name="P5"><text:span text:style-name="T3"><text:tab/><text:tab/></text:span><text:span text:style-name="T7">// </text:span><text:span text:style-name="T13">TODO</text:span><text:span text:style-name="T7"> Auto-generated method stub</text:span></text:p>
      <text:p text:style-name="P5"><text:span text:style-name="T3"><text:tab/><text:tab/>InputStream </text:span><text:span text:style-name="T9">input</text:span><text:span text:style-name="T3"> = </text:span><text:span text:style-name="T1">new</text:span><text:span text:style-name="T3"> BufferedInputStream(</text:span><text:span text:style-name="T1">new</text:span><text:span text:style-name="T3"> </text:span><text:soft-page-break/><text:span text:style-name="T3">FileInputStream(</text:span><text:span text:style-name="T12">"output.txt"</text:span><text:span text:style-name="T3">));</text:span></text:p>
      <text:p text:style-name="P5"><text:span text:style-name="T3"><text:tab/><text:tab/></text:span><text:span text:style-name="T1">byte</text:span><text:span text:style-name="T3">[] </text:span><text:span text:style-name="T9">buffer</text:span><text:span text:style-name="T3"> = </text:span><text:span text:style-name="T1">new</text:span><text:span text:style-name="T3"> </text:span><text:span text:style-name="T1">byte</text:span><text:span text:style-name="T3">[8192];</text:span></text:p>
      <text:p text:style-name="P6"/>
      <text:p text:style-name="P5"><text:span text:style-name="T3"><text:tab/><text:tab/></text:span><text:span text:style-name="T1">try</text:span><text:span text:style-name="T3"> {</text:span></text:p>
      <text:p text:style-name="P5"><text:span text:style-name="T3"><text:tab/><text:tab/> <text:s text:c="3"/></text:span><text:span text:style-name="T1">for</text:span><text:span text:style-name="T3"> (</text:span><text:span text:style-name="T1">int</text:span><text:span text:style-name="T3"> </text:span><text:span text:style-name="T9">length</text:span><text:span text:style-name="T3"> = 0; (</text:span><text:span text:style-name="T9">length</text:span><text:span text:style-name="T3"> = </text:span><text:span text:style-name="T9">input</text:span><text:span text:style-name="T3">.read(</text:span><text:span text:style-name="T9">buffer</text:span><text:span text:style-name="T3">)) != -1;) {</text:span></text:p>
      <text:p text:style-name="P5"><text:span text:style-name="T3"><text:tab/><text:tab/> <text:s text:c="7"/>System.</text:span><text:span text:style-name="T11">out</text:span><text:span text:style-name="T3">.write(</text:span><text:span text:style-name="T9">buffer</text:span><text:span text:style-name="T3">, 0, </text:span><text:span text:style-name="T9">length</text:span><text:span text:style-name="T3">);</text:span></text:p>
      <text:p text:style-name="P5"><text:span text:style-name="T3"><text:tab/><text:tab/> <text:s text:c="3"/>}</text:span></text:p>
      <text:p text:style-name="P5"><text:span text:style-name="T3"><text:tab/><text:tab/>} </text:span><text:span text:style-name="T1">finally</text:span><text:span text:style-name="T3"> {</text:span></text:p>
      <text:p text:style-name="P5"><text:span text:style-name="T3"><text:tab/><text:tab/> <text:s text:c="3"/></text:span><text:span text:style-name="T9">input</text:span><text:span text:style-name="T3">.close();</text:span></text:p>
      <text:p text:style-name="P5"><text:span text:style-name="T3"><text:tab/><text:tab/>}</text:span></text:p>
      <text:p text:style-name="P5"><text:span text:style-name="T3"><text:tab/>}</text:span></text:p>
      <text:p text:style-name="P6"/>
      <text:p text:style-name="P7"><text:span text:style-name="T3">}</text:span></text:p>
      <text:p text:style-name="P3"/>
      <text:p text:style-name="P4">4 – <text:span text:style-name="T16">Calcular média aritmética.</text:span></text:p>
      <text:p text:style-name="P4"/>
      <text:p text:style-name="P4"><text:span text:style-name="T1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6:27:57.629000000</meta:creation-date>
    <dc:date>2016-05-17T16:43:57.012000000</dc:date>
    <meta:editing-duration>PT16M3S</meta:editing-duration>
    <meta:editing-cycles>12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114" meta:word-count="404" meta:character-count="3061" meta:non-whitespace-character-count="2437"/>
  </office:meta>
</office:document-meta>
</file>